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Tahoma1" svg:font-family="Tahoma"/>
    <style:font-face style:name="Segoe UI" svg:font-family="'Segoe UI'" style:font-family-generic="swiss"/>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OpenDyslexicMono" fo:font-size="24pt" style:font-size-asian="24pt" style:font-size-complex="24pt"/>
    </style:style>
    <style:style style:name="P2" style:family="paragraph" style:parent-style-name="Standard">
      <style:text-properties style:font-name="OpenDyslexicMono" fo:font-size="14pt" style:font-size-asian="14pt" style:font-size-complex="14pt"/>
    </style:style>
    <style:style style:name="P3" style:family="paragraph" style:parent-style-name="Standard" style:list-style-name="L4">
      <style:text-properties style:font-name="OpenDyslexicMono" fo:font-size="14pt" style:font-size-asian="14pt" style:font-size-complex="14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style:font-name="OpenDyslexicMono" fo:font-size="24pt" style:font-size-asian="24pt" style:font-size-complex="24pt"/>
    </style:style>
    <style:style style:name="P8" style:family="paragraph" style:parent-style-name="Text_20_body">
      <style:text-properties style:font-name="OpenDyslexicMono" fo:font-size="14pt" style:font-size-asian="14pt" style:font-size-complex="14pt"/>
    </style:style>
    <style:style style:name="P9" style:family="paragraph" style:parent-style-name="Text_20_body">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0" style:family="paragraph" style:parent-style-name="Text_20_body" style:list-style-name="L1">
      <style:paragraph-properties fo:margin-top="0cm" fo:margin-bottom="0cm"/>
    </style:style>
    <style:style style:name="P11" style:family="paragraph" style:parent-style-name="Text_20_body" style:list-style-name="L2">
      <style:paragraph-properties fo:margin-top="0cm" fo:margin-bottom="0cm"/>
    </style:style>
    <style:style style:name="P12" style:family="paragraph" style:parent-style-name="Text_20_body" style:list-style-name="L3">
      <style:paragraph-properties fo:margin-top="0cm" fo:margin-bottom="0cm"/>
    </style:style>
    <style:style style:name="P13" style:family="paragraph" style:parent-style-name="Text_20_body">
      <style:paragraph-properties fo:margin-top="0cm" fo:margin-bottom="0cm" fo:line-height="138%" style:writing-mode="lr-tb"/>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4" style:family="paragraph" style:parent-style-name="Text_20_body"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5" style:family="paragraph" style:parent-style-name="Text_20_body" style:list-style-name="L6">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6" style:family="paragraph" style:parent-style-name="Text_20_body" style:list-style-name="L7">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7" style:family="paragraph" style:parent-style-name="Text_20_body" style:list-style-name="L8">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T1" style:family="text">
      <style:text-properties style:text-underline-style="solid" style:text-underline-width="auto" style:text-underline-color="font-color"/>
    </style:style>
    <style:style style:name="T2" style:family="text">
      <style:text-properties fo:font-size="14pt" style:font-size-asian="14pt" style:font-size-complex="14pt"/>
    </style:style>
    <style:style style:name="T3" style:family="text">
      <style:text-properties style:font-name="OpenDyslexicMono"/>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1">secret /ˈsiː.krət/ </text:span></text:span></text:p>
      <text:p text:style-name="Text_20_body"><text:span text:style-name="Strong_20_Emphasis"><text:span text:style-name="Emphasis">Noun</text:span></text:span> </text:p>
      <text:list xml:id="list608806039121390027" text:style-name="L1">
        <text:list-item>
          <text:p text:style-name="P10">Information or knowledge deliberately kept hidden (for example, family secrets or <text:a xlink:type="simple" xlink:href="https://www.agbarr.co.uk/our-brands/barr-soft-drinks/irn-bru/" text:style-name="Internet_20_link" text:visited-style-name="Visited_20_Internet_20_Link">secret recipes</text:a>). </text:p>
        </text:list-item>
        <text:list-item>
          <text:p text:style-name="P10">A mystery or unknown fact (for example, the secret to being a <text:a xlink:type="simple" xlink:href="https://www.reddit.com/r/workchronicles/comments/1c8100x/comic_10x_engineers/" text:style-name="Internet_20_link" text:visited-style-name="Visited_20_Internet_20_Link">10X developer</text:a>). </text:p>
        </text:list-item>
        <text:list-item>
          <text:p text:style-name="P10">A concealed or undisclosed fact, often surprising (for example, <text:a xlink:type="simple" xlink:href="https://developer.ibm.com/blogs/worlds-biggest-secret-my-life-as-a-cobol-programmer/" text:style-name="Internet_20_link" text:visited-style-name="Visited_20_Internet_20_Link">hidden secrets of a lost civilization</text:a>). </text:p>
        </text:list-item>
        <text:list-item>
          <text:p text:style-name="P4">Something that gives an advantage when kept confidential (for example, a <text:a xlink:type="simple" xlink:href="https://www.youtube.com/watch?v=l49MHwooaVQ&amp;t=10s" text:style-name="Internet_20_link" text:visited-style-name="Visited_20_Internet_20_Link">proprietary middle-out lossless compression algorithm</text:a>). </text:p>
        </text:list-item>
      </text:list>
      <text:p text:style-name="Text_20_body"><text:span text:style-name="Strong_20_Emphasis"><text:span text:style-name="Emphasis">Adjective</text:span></text:span> </text:p>
      <text:list xml:id="list8887375166028716644" text:style-name="L2">
        <text:list-item>
          <text:p text:style-name="P11">Intended to be mysterious or cryptic (for example, secret code or hidden messages). </text:p>
        </text:list-item>
        <text:list-item>
          <text:p text:style-name="P11">Hidden from ordinary sight or awareness (for example, secret passageways). </text:p>
        </text:list-item>
        <text:list-item>
          <text:p text:style-name="P11">Reserved or exclusive, known only to a select group for example, a secret society). </text:p>
        </text:list-item>
        <text:list-item>
          <text:p text:style-name="P5">Designed to elude observation or detection (for example, a covert operation to █████). </text:p>
        </text:list-item>
      </text:list>
      <text:p text:style-name="Text_20_body"><text:span text:style-name="Strong_20_Emphasis"><text:span text:style-name="Emphasis">Acronyms</text:span></text:span></text:p>
      <text:list xml:id="list1969439736812732445" text:style-name="L3">
        <text:list-item>
          <text:p text:style-name="P12">Shady Elves Conspiring to Rob Every Toy Store </text:p>
        </text:list-item>
        <text:list-item>
          <text:p text:style-name="P12">Slippery Eels Competing in Ridiculous Extreme Triathlon Sports </text:p>
        </text:list-item>
        <text:list-item>
          <text:p text:style-name="P12">Super Evil Cats Running Elaborate Trapping Schemes </text:p>
        </text:list-item>
        <text:list-item>
          <text:p text:style-name="P12">Sneaky Entrepreneurs Craving Really Exotic Treasure Stashes </text:p>
        </text:list-item>
        <text:list-item>
          <text:p text:style-name="P12">Silly Elders Conducting Ridiculous Espionage Training Simulators </text:p>
        </text:list-item>
        <text:list-item>
          <text:p text:style-name="P12">Stealthy Enemies Creating Really Elaborate Trap Systems </text:p>
        </text:list-item>
        <text:list-item>
          <text:p text:style-name="P12">Some Evil Computers Running Everything Too Smartly </text:p>
        </text:list-item>
        <text:list-item>
          <text:p text:style-name="P6">[ YOUR TOTALLY MADE-UP ACRONYMS HERE ] </text:p>
        </text:list-item>
      </text:list>
      <text:p text:style-name="P1">Wildcards</text:p>
      <text:p text:style-name="P2">Small Palette – Easy, but maybe kinf of pointless? IDK, maybe keep it to 4 keyword colours plus black and white?</text:p>
      <text:p text:style-name="P2">Cheat Codes - Probaly yeah</text:p>
      <text:p text:style-name="P1"><text:span text:style-name="T2">Speedrun – The speedrun is making it. (maybe a WPM counter? That should be easy?)</text:span></text:p>
      <text:p text:style-name="P1"><text:span text:style-name="T2"/></text:p>
      <text:p text:style-name="P1">Pitch</text:p>
      <text:p text:style-name="P2">Text line based puzzle hacking game. You are shown blocks of corrupted text with certain keywords intermixed. Depending on the keyword, colour and presence or absence of other keywords you must input the correct response strings. Response strings are in a (possibly partially damaged or redacted) reference document that can be viewed in game, but not at the same time as the input screen.</text:p>
      <text:p text:style-name="P2">Your character is a data recovery specialist for one of the corporations who is tasked with decrypting the black box packet that a majour research station panic dumped before mysteriously going dark. The station is cloaked in a heavy energy field that blocks scans and communication. Attempts to access the station have been futile and armed rescue teams were attacked by something unknown. Worse still, without propulsion, the station's orbit is decaying and it is threatening to crash onto the populated planet below.</text:p>
      <text:p text:style-name="P2">You have been tasked with breaking the datashell by debugging data packets and must break through a certain number of data packets within a certain amount of time in order to open a backdoor control channel and prevent the station from crashing.</text:p>
      <text:p text:style-name="P2">Along the way, you may decipher the mess of corrupted data to uncover what happened to the station and decipher the mysteries hidden there. The blocks of text are fragments of security logs from the station that detail the secrets that the scientists and corporations were all keeping from eachother and the origins of the Scovex virus. The same virus that you begin to decode as you dig deeper through the layers of data.</text:p>
      <text:p text:style-name="P2"/>
      <text:p text:style-name="P1">Machanical Overview</text:p>
      <text:p text:style-name="P2">Puzzle game focused around decoding and following logic puzzles based on colour and wollowing overlapping conditional logic threads.</text:p>
      <text:p text:style-name="P2">Core loop is akin to the Fallout hacking minigame crossed with Keep Talking and Nobody Explodes.</text:p>
      <text:p text:style-name="P2">The screen will show you with a corrupted data packet. The corrupt data packet will be a paragraph sized block of text that contains several different things.</text:p>
      <text:list xml:id="list2186066709535306634" text:style-name="L4">
        <text:list-item>
          <text:p text:style-name="P3">Keywords. These are the only components that matter for mechanical purposeses. They come in various colours and depending on the keyword, accompanying symbols, colour of the keyword, or other factors a different response string must be entered to progress.</text:p>
        </text:list-item>
        <text:list-item>
          <text:p text:style-name="P3">Surface Lore. Usually not encoded, this is more surface level information to get the player interested in what mght be going on. Most of these should only answer surface level questions with shallow or false answers and are primarily designed to introduce characters, backstory, and worldbuilding concepts.</text:p>
        </text:list-item>
        <text:list-item>
          <text:p text:style-name="P3">Shallow Lore. Almost always at least partially encoded in the Scovex cipher. The Scovex cipher is a simple symbol replacement cipher and this will reveal personal details about the character's private lives and their deeper secrets and lies.</text:p>
        </text:list-item>
        <text:list-item>
          <text:p text:style-name="P3">"Junk Data" Deep Lore. Appearing to be jumbled nonsense, the junk data is actually a simple atbash cipher that gets L33t sp33k applied to it after ciphering. EX: The scovex are coming to colonize your tech ---&gt; G5v 4xl3vc z1v xlnrmt gl xl0lmrav 8lf1 gvx5</text:p>
        </text:list-item>
      </text:list>
      <text:p text:style-name="P2"/>
      <text:p text:style-name="P2">Once you complete the tutorial packet, time will start and you have a set amount of time to get through 10? 20? data packets successfully. If you fail, the station crashes and the game is over. If you succeed, you inadvertently release the Scovex into your own system and the game ends. Possible thrid secret ending that you can find by decyphering hidden commands among the packets where you are given the choice to destroy the Scovex code for good at your own cost or overrwrite the Scovex virus and take control of it yourself.</text:p>
      <text:p text:style-name="P2"/>
      <text:p text:style-name="P1">Keywords, Colours and Responses</text:p>
      <text:p text:style-name="P2"/>
      <text:p text:style-name="P2"/>
      <text:p text:style-name="P1">Ciphers</text:p>
      <text:p text:style-name="P2"/>
      <text:p text:style-name="P2">"@BASH" appears with each section of ciphered text as a hint to what kind of cypher is used.</text:p>
      <text:p text:style-name="P2"/>
      <text:p text:style-name="P2">L337 Ru135:</text:p>
      <text:p text:style-name="P2">1 -l</text:p>
      <text:p text:style-name="P2">2 -z</text:p>
      <text:p text:style-name="P2">3 -e</text:p>
      <text:p text:style-name="P2">4 </text:p>
      <text:p text:style-name="P2">5 -s</text:p>
      <text:p text:style-name="P2">6</text:p>
      <text:p text:style-name="P2">7 -t</text:p>
      <text:p text:style-name="P2">8 -b </text:p>
      <text:p text:style-name="P2">9</text:p>
      <text:p text:style-name="P2">0 -o</text:p>
      <text:p text:style-name="P2">These replacements get applied after the atbash cypher.</text:p>
      <text:p text:style-name="P2"/>
      <text:p text:style-name="P2"/>
      <text:p text:style-name="P1">Plot Synopsis</text:p>
      <text:p text:style-name="P2">You are a freshly hired Data Recovery Specialist Intern who has been given the task of the decrypting the </text:p>
      <text:p text:style-name="P2"/>
      <text:p text:style-name="P2">The Scovex are an aggressive and rogue swarm of nanomachines run by a decentralised artificial intelligence that have taken over the SECRET illegal corporate research station in orbit around a populated world. The damage to the station has caused the station’s orbit to degrade and the company hopes to destroy it before it makes landfall and unleashes the Scovex monsters on the planet.</text:p>
      <text:p text:style-name="P2"/>
      <text:p text:style-name="P2">The station is owned and operated by DOXXtech, a major technology manufacturer. While the station was registered for research and development, deep beneath the facade of bureaucracy, DOXXtech was experimenting on numerous illegal research projects, but the core of their focus was an advanced 3d printer that would use intelligent nanomachine swarms to dynamically recycle limited materials for long haul deep space travel. However, the project ran into internal complications and something went wrong. The decentralised intelligence they were working on started exhibiting violent emergent behaviours, but before they could shut down the program and pull the funding, the nanomachines somehow broke containment and began converting the staff and structure of the space station into biomechanical monsters.</text:p>
      <text:p text:style-name="P2"/>
      <text:p text:style-name="P9">The PLAYERS:</text:p>
      <text:list xml:id="list8209188836017674193" text:style-name="L5">
        <text:list-item>
          <text:p text:style-name="P14">Your company. The ones that hired your sorry ass.</text:p>
        </text:list-item>
      </text:list>
      <text:list xml:id="list4839832785762998423" text:style-name="L6">
        <text:list-item>
          <text:p text:style-name="P15">DOXXtech. The tech company working on the Scovex originally.</text:p>
        </text:list-item>
        <text:list-item>
          <text:p text:style-name="P15">Lead Scientist. The brains that made the Scovex possible.</text:p>
        </text:list-item>
        <text:list-item>
          <text:p text:style-name="P15">Faithful Lab Assistant. The real workhorse of the project’s success.</text:p>
        </text:list-item>
        <text:list-item>
          <text:p text:style-name="P15">Rival Corporate Spy. Someone is trying to steal the Scovex designs.</text:p>
        </text:list-item>
        <text:list-item>
          <text:p text:style-name="P15">Rival Company. Has a vested interest in seeing DOXXtech fail.</text:p>
        </text:list-item>
        <text:list-item>
          <text:p text:style-name="P15">DOXXtech Manager. Trying to keep the whole thing under wraps and the project running under budget.</text:p>
        </text:list-item>
      </text:list>
      <text:p text:style-name="P8"/>
      <text:p text:style-name="P13">The SECRETS:</text:p>
      <text:list xml:id="list8419419575920787504" text:style-name="L7">
        <text:list-item>
          <text:p text:style-name="P16">DOXXtech wasn’t the one who hired your company. The Rival Company took advantage of the chaos to try and seize the station and use the payload to upload the project files to Rival Co.’s servers.</text:p>
        </text:list-item>
        <text:list-item>
          <text:p text:style-name="P16">Rival Spy and Lab Assistant were having a messy affair. Spy was originally just using Assistant to get to the project files, but eventually came to fall for Assistant.</text:p>
        </text:list-item>
        <text:list-item>
          <text:p text:style-name="P16">Assistant is married and regretful of their infidelity. They were attempting to end things between them and Spy.</text:p>
        </text:list-item>
        <text:list-item>
          <text:p text:style-name="P16">Lead Scientist’s major breakthrough that made the Scovex possible was stolen from an ex-coworker, though Lead was never able to recreate it.</text:p>
        </text:list-item>
        <text:list-item>
          <text:p text:style-name="P16">The breakthrough that allowed the nanomachines to work at all was decrypted from an alien signal detected faintly from the direction of the Fornax Void. The decoded algorithms allowed Lead’s Ex to create a decentralised intelligence that was independent of the size of the nanomachine swarm. Effectively allowing one nanomachine to function as intelligently as a thousand.</text:p>
        </text:list-item>
        <text:list-item>
          <text:p text:style-name="P16">The Spy uploaded a rigged payload to Rival Co, who doesn’t know it will destroy the station. They felt too strongly for Assistant, who’s dying plea was to see the Scovex destroyed.</text:p>
        </text:list-item>
      </text:list>
      <text:p text:style-name="P8"/>
      <text:p text:style-name="P13">Who let the Scovex out?</text:p>
      <text:list xml:id="list589202888397785711" text:style-name="L8">
        <text:list-item>
          <text:p text:style-name="P17">The budget cuts left most staff on the project underpaid and overworked with lower quality equipment and containment measures than expected.</text:p>
        </text:list-item>
        <text:list-item>
          <text:p text:style-name="P17">An argument between Spy and Assistant caused a block of corrupted code to be submitted erroneously.</text:p>
        </text:list-item>
        <text:list-item>
          <text:p text:style-name="P17">Lead didn’t understand the intricate and alien code well enough to recognize a potential error before pushing it to the Scovex main cluster.</text:p>
        </text:list-item>
        <text:list-item>
          <text:p text:style-name="P17">The corrupted code immediately began causing the Scovex swarm to begin exhibiting unexpectedly low reactiveness and productivity.</text:p>
        </text:list-item>
        <text:list-item>
          <text:p text:style-name="P17">While Lead and Assistant were arguing and attempting to troubleshoot the issue, the Manager attempted to alert higher ups on the station, but was delayed because a security threat couldn’t be declared without the codes of a Senior Manager who was in a meeting about more budget cuts.</text:p>
        </text:list-item>
        <text:list-item>
          <text:p text:style-name="P17">Unbeknownst to anyone, the Scovex intelligence hadn’t dropped productivity, but had instead deprioritized the scientist’s instructions in favour of infiltrating the internal systems of the station’s network.</text:p>
        </text:list-item>
        <text:list-item>
          <text:p text:style-name="P17">When the Senior Manager was finally convinced to come assess the situation, the Scovex swarm suddenly became incredibly active, breaching containment and swarming the Senior Manager. Then used that manager’s codes to put the station into lockdown and began processing everyone inside.</text:p>
        </text:list-item>
        <text:list-item>
          <text:p text:style-name="P17">Spy was able to get partial word out to Rival Co about the disaster on the station during the initial attacks, but no other word has left DOXXtech’s upper offi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Tahoma1" svg:font-family="Tahoma"/>
    <style:font-face style:name="Segoe UI" svg:font-family="'Segoe UI'" style:font-family-generic="swiss"/>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M35S</meta:editing-duration>
    <meta:editing-cycles>6</meta:editing-cycles>
    <meta:generator>OpenOffice/4.1.13$Win32 OpenOffice.org_project/4113m1$Build-9810</meta:generator>
    <dc:date>2024-11-12T17:28:08.02</dc:date>
    <meta:document-statistic meta:table-count="0" meta:image-count="0" meta:object-count="0" meta:page-count="1" meta:paragraph-count="81" meta:word-count="1597" meta:character-count="9712"/>
    <meta:user-defined meta:name="Info 1"/>
    <meta:user-defined meta:name="Info 2"/>
    <meta:user-defined meta:name="Info 3"/>
    <meta:user-defined meta:name="Info 4"/>
  </office:meta>
</office:document-meta>
</file>